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6.3035in" svg:height="3.5449in" svg:x="8.7in" svg:y="1.1402in">
            <draw:object draw:notify-on-update-of-ranges="Accuracy.B20:Accuracy.B24 Accuracy.C20:Accuracy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 table:number-rows-repeated="15">
          <table:table-cell table:number-columns-repeated="8"/>
        </table:table-row>
        <table:table-row table:style-name="ro1" table:number-rows-repeated="4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8/24/2024 3:02:32 PM</text:p>
          </table:table-cell>
          <table:table-cell table:style-name="ce1" office:value-type="string" calcext:value-type="string">
            <text:p>00:01:00</text:p>
          </table:table-cell>
          <table:table-cell office:value-type="float" office:value="0.00265086543298232" calcext:value-type="float">
            <text:p>0.00265086543298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0 PM</text:p>
          </table:table-cell>
          <table:table-cell table:style-name="ce1" office:value-type="string" calcext:value-type="string">
            <text:p>00:02:00</text:p>
          </table:table-cell>
          <table:table-cell office:value-type="float" office:value="0.00275075225760836" calcext:value-type="float">
            <text:p>0.00275075225760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1 PM</text:p>
          </table:table-cell>
          <table:table-cell table:style-name="ce1" office:value-type="string" calcext:value-type="string">
            <text:p>00:05:00</text:p>
          </table:table-cell>
          <table:table-cell office:value-type="float" office:value="0.00345708450421517" calcext:value-type="float">
            <text:p>0.00345708450421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3 PM</text:p>
          </table:table-cell>
          <table:table-cell table:style-name="ce1" office:value-type="string" calcext:value-type="string">
            <text:p>00:10:00</text:p>
          </table:table-cell>
          <table:table-cell office:value-type="float" office:value="0.00602474605630865" calcext:value-type="float">
            <text:p>0.00602474605630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3 PM</text:p>
          </table:table-cell>
          <table:table-cell table:style-name="ce1" office:value-type="string" calcext:value-type="string">
            <text:p>00:20:00</text:p>
          </table:table-cell>
          <table:table-cell office:value-type="float" office:value="0.0164134538913774" calcext:value-type="float">
            <text:p>0.016413453891377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6"/>
          <table:table-cell>
            <draw:frame draw:z-index="1" draw:style-name="gr1" draw:text-style-name="P1" svg:width="6.3035in" svg:height="3.5449in" svg:x="0.2354in" svg:y="0.0524in">
              <draw:object draw:notify-on-update-of-ranges="Accuracy.B28:Accuracy.B32 Accuracy.C28:Accuracy.C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8/24/2024 3:02:32 PM</text:p>
          </table:table-cell>
          <table:table-cell table:style-name="ce1" office:value-type="string" calcext:value-type="string">
            <text:p>00:01:00</text:p>
          </table:table-cell>
          <table:table-cell office:value-type="float" office:value="1202.96672749421" calcext:value-type="float">
            <text:p>1202.96672749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0 PM</text:p>
          </table:table-cell>
          <table:table-cell table:style-name="ce1" office:value-type="string" calcext:value-type="string">
            <text:p>00:02:00</text:p>
          </table:table-cell>
          <table:table-cell office:value-type="float" office:value="1242.42552507699" calcext:value-type="float">
            <text:p>1242.42552507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1 PM</text:p>
          </table:table-cell>
          <table:table-cell table:style-name="ce1" office:value-type="string" calcext:value-type="string">
            <text:p>00:05:00</text:p>
          </table:table-cell>
          <table:table-cell office:value-type="float" office:value="1523.73765518353" calcext:value-type="float">
            <text:p>1523.73765518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3 PM</text:p>
          </table:table-cell>
          <table:table-cell table:style-name="ce1" office:value-type="string" calcext:value-type="string">
            <text:p>00:10:00</text:p>
          </table:table-cell>
          <table:table-cell office:value-type="float" office:value="2562.82613244288" calcext:value-type="float">
            <text:p>2562.82613244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4/2024 3:02:33 PM</text:p>
          </table:table-cell>
          <table:table-cell table:style-name="ce1" office:value-type="string" calcext:value-type="string">
            <text:p>00:20:00</text:p>
          </table:table-cell>
          <table:table-cell office:value-type="float" office:value="6817.44849691253" calcext:value-type="float">
            <text:p>6817.4484969125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4T15:31:16.882201509</dc:date>
    <meta:editing-duration>PT17M10S</meta:editing-duration>
    <meta:editing-cycles>2</meta:editing-cycles>
    <meta:generator>LibreOffice/24.2.5.2$Linux_X86_64 LibreOffice_project/420$Build-2</meta:generator>
    <meta:document-statistic meta:table-count="1" meta:cell-count="3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title svg:x="3.795cm" svg:y="0.316cm" chart:style-name="ch2">
          <text:p>Delta V after 25 days relative to the moon</text:p>
        </chart:title>
        <chart:legend chart:legend-position="end" svg:x="13.53cm" svg:y="4.203cm" style:legend-expansion="high" chart:style-name="ch3"/>
        <chart:plot-area chart:style-name="ch4" table:cell-range-address="Accuracy.B20:Accuracy.C24" chart:data-source-has-labels="both" svg:x="1.331cm" svg:y="1.275cm" svg:width="11.879cm" svg:height="6.569cm">
          <chart:coordinate-region svg:x="2.429cm" svg:y="1.475cm" svg:width="10.118cm" svg:height="5.722cm"/>
          <chart:axis chart:dimension="x" chart:name="primary-x" chart:style-name="ch5" chartooo:axis-type="auto">
            <chartooo:date-scale/>
            <chart:title svg:x="6.565cm" svg:y="8.024cm" chart:style-name="ch6">
              <text:p>Step size</text:p>
            </chart:title>
            <chart:categories table:cell-range-address="Accuracy.B20:Accuracy.B24"/>
          </chart:axis>
          <chart:axis chart:dimension="y" chart:name="primary-y" chart:style-name="ch5">
            <chart:title svg:x="0.451cm" svg:y="5.384cm" chart:style-name="ch7">
              <text:p>Delta (m/s)</text:p>
            </chart:title>
            <chart:grid chart:style-name="ch8" chart:class="major"/>
          </chart:axis>
          <chart:series chart:style-name="ch9" chart:values-cell-range-address="Accuracy.C20:Accuracy.C24" loext:label-string="velocity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</table:table-cell>
            </table:table-row>
          </table:table-header-rows>
          <table:table-rows>
            <table:table-row>
              <table:table-cell office:value-type="string">
                <text:p>00:01:00</text:p>
                <draw:g>
                  <svg:desc>Accuracy.B20:Accuracy.B24</svg:desc>
                </draw:g>
              </table:table-cell>
              <table:table-cell office:value-type="float" office:value="0.00265086543298232">
                <text:p>0.00265086543298232</text:p>
                <draw:g>
                  <svg:desc>Accuracy.C20:Accuracy.C24</svg:desc>
                </draw:g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0.00275075225760836">
                <text:p>0.00275075225760836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0.00345708450421517">
                <text:p>0.00345708450421517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0.00602474605630865">
                <text:p>0.00602474605630865</text:p>
              </table:table-cell>
            </table:table-row>
            <table:table-row>
              <table:table-cell office:value-type="string">
                <text:p>00:20:00</text:p>
              </table:table-cell>
              <table:table-cell office:value-type="float" office:value="0.0164134538913774">
                <text:p>0.0164134538913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title svg:x="3.795cm" svg:y="0.316cm" chart:style-name="ch2">
          <text:p>Delta P after 25 days relative to the moon</text:p>
        </chart:title>
        <chart:legend chart:legend-position="end" svg:x="13.504cm" svg:y="4.203cm" style:legend-expansion="high" chart:style-name="ch3"/>
        <chart:plot-area chart:style-name="ch4" table:cell-range-address="Accuracy.B28:Accuracy.C32" chart:data-source-has-labels="both" svg:x="1.331cm" svg:y="1.275cm" svg:width="11.853cm" svg:height="6.569cm">
          <chart:coordinate-region svg:x="2.323cm" svg:y="1.475cm" svg:width="10.198cm" svg:height="5.722cm"/>
          <chart:axis chart:dimension="x" chart:name="primary-x" chart:style-name="ch5" chartooo:axis-type="auto">
            <chartooo:date-scale/>
            <chart:title svg:x="6.552cm" svg:y="8.024cm" chart:style-name="ch6">
              <text:p>Step size</text:p>
            </chart:title>
            <chart:categories table:cell-range-address="Accuracy.B28:Accuracy.B32"/>
          </chart:axis>
          <chart:axis chart:dimension="y" chart:name="primary-y" chart:style-name="ch5">
            <chart:title svg:x="0.451cm" svg:y="5.264cm" chart:style-name="ch7">
              <text:p>Delta (m)</text:p>
            </chart:title>
            <chart:grid chart:style-name="ch8" chart:class="major"/>
          </chart:axis>
          <chart:series chart:style-name="ch9" chart:values-cell-range-address="Accuracy.C28:Accuracy.C32" loext:label-string="position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on</text:p>
              </table:table-cell>
            </table:table-row>
          </table:table-header-rows>
          <table:table-rows>
            <table:table-row>
              <table:table-cell office:value-type="string">
                <text:p>00:01:00</text:p>
                <draw:g>
                  <svg:desc>Accuracy.B28:Accuracy.B32</svg:desc>
                </draw:g>
              </table:table-cell>
              <table:table-cell office:value-type="float" office:value="1202.96672749421">
                <text:p>1202.96672749421</text:p>
                <draw:g>
                  <svg:desc>Accuracy.C28:Accuracy.C32</svg:desc>
                </draw:g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1242.42552507699">
                <text:p>1242.42552507699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1523.73765518353">
                <text:p>1523.73765518353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2562.82613244288">
                <text:p>2562.82613244288</text:p>
              </table:table-cell>
            </table:table-row>
            <table:table-row>
              <table:table-cell office:value-type="string">
                <text:p>00:20:00</text:p>
              </table:table-cell>
              <table:table-cell office:value-type="float" office:value="6817.44849691253">
                <text:p>6817.44849691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